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904cm" svg:y="10.5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6T19:34:58.702733843</meta:creation-date>
    <dc:date>2020-12-06T19:41:05.708769729</dc:date>
    <meta:editing-duration>PT6M6S</meta:editing-duration>
    <meta:editing-cycles>3</meta:editing-cycles>
    <meta:generator>LibreOffice/7.0.2.2$Linux_X86_64 LibreOffice_project/0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187cm" svg:y="3.205cm" style:legend-expansion="high" chart:style-name="ch2"/>
        <chart:plot-area chart:style-name="ch3" chart:data-source-has-labels="both" svg:x="0.32cm" svg:y="0.18cm" svg:width="13.547cm" svg:height="8.64cm">
          <chart:coordinate-region svg:x="1.418cm" svg:y="0.38cm" svg:width="12.449cm" svg:height="7.7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</table:table-cell>
              <table:table-cell office:value-type="string">
                <text:p>libm</text:p>
              </table:table-cell>
              <table:table-cell office:value-type="string">
                <text:p>hmmer</text:p>
              </table:table-cell>
              <table:table-cell office:value-type="string">
                <text:p>sjeng</text:p>
              </table:table-cell>
              <table:table-cell office:value-type="string">
                <text:p>mcf</text:p>
              </table:table-cell>
            </table:table-row>
          </table:table-header-rows>
          <table:table-rows>
            <table:table-row>
              <table:table-cell office:value-type="string">
                <text:p>icache missrate</text:p>
              </table:table-cell>
              <table:table-cell office:value-type="float" office:value="0.00007">
                <text:p>0.00007</text:p>
              </table:table-cell>
              <table:table-cell office:value-type="float" office:value="0.00009">
                <text:p>0.00009</text:p>
              </table:table-cell>
              <table:table-cell office:value-type="float" office:value="0.00017">
                <text:p>0.00017</text:p>
              </table:table-cell>
              <table:table-cell office:value-type="float" office:value="0.005552">
                <text:p>0.005552</text:p>
              </table:table-cell>
              <table:table-cell office:value-type="float" office:value="0.011381">
                <text:p>0.011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